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ilation I-SIMPA ubuntu</text:p>
      <text:p text:style-name="Standard"/>
      <text:p text:style-name="Standard">Installer OpenGL et drivers propriétaire carte vidéo</text:p>
      <text:p text:style-name="Standard">Installer WxWidgets 2.9.0</text:p>
      <text:p text:style-name="Standard">Installer GTK-dev</text:p>
      <text:p text:style-name="Standard">« sudo aptitude install code ::blocks »</text:p>
      <text:p text:style-name="Standard">Installer boos release et debug</text:p>
      <text:p text:style-name="Standard">« sudo aptitude install libboost1.40-dbg »</text:p>
      <text:p text:style-name="Standard">« sudo aptitude install libboost1.4-dev »</text:p>
      <text:p text:style-name="Standard">Installer GTK-GL</text:p>
      <text:p text:style-name="Standard">« sudo aptitude install libgtkglext1-dev »</text:p>
      <text:p text:style-name="Standard">« sudo aptitude install libgtkglext1-dbg»</text:p>
      <text:p text:style-name="Standard">Installer GLUT</text:p>
      <text:p text:style-name="Standard"/>
      <text:p text:style-name="Standard">Pour install WxWidgets</text:p>
      <text:p text:style-name="Standard">Télécharger l'archive &gt;wWidgets 2.9.0</text:p>
      <text:p text:style-name="Standard">Décompacter</text:p>
      <text:p text:style-name="Standard">créer les dossier gtk-build et gtk-debug</text:p>
      <text:p text:style-name="Standard">Aller dans gtk-debug</text:p>
      <text:p text:style-name="Standard">« sudo ../configure –enable-debug –with-opengl --enable-unicode »</text:p>
      <text:p text:style-name="Standard">« sudo make »</text:p>
      <text:p text:style-name="Standard">« sudo make install »</text:p>
      <text:p text:style-name="Standard">« ldconfig »</text:p>
      <text:p text:style-name="Standard">Aller dans le dossier gtk-build</text:p>
      <text:p text:style-name="Standard">« sudo ../configure –disable-shared –with-opengl -enable-unicode »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Fortin</meta:initial-creator>
    <meta:creation-date>2010-09-06T09:22:03</meta:creation-date>
    <meta:generator>OpenOffice.org/3.2$Unix OpenOffice.org_project/320m12$Build-9483</meta:generator>
    <dc:date>2010-09-06T09:27:56</dc:date>
    <dc:creator>Nicolas Fortin</dc:creator>
    <meta:editing-duration>PT00H05M53S</meta:editing-duration>
    <meta:editing-cycles>2</meta:editing-cycles>
    <meta:document-statistic meta:table-count="0" meta:image-count="0" meta:object-count="0" meta:page-count="1" meta:paragraph-count="23" meta:word-count="107" meta:character-count="724"/>
  </office:meta>
</office:document-meta>
</file>